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Обычный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Обычный_20_2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97cm" fo:margin-bottom="0.265cm" fo:line-height="115%" fo:text-align="start" fo:text-indent="0cm" style:punctuation-wrap="hanging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353cm" fo:margin-bottom="0.265cm" fo:line-height="90%" fo:text-align="start" fo:text-indent="0cm" style:punctuation-wrap="hanging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weight="normal" style:font-weight-asian="normal" style:font-weight-complex="normal" fo:hyphenate="false"/>
    </style:style>
    <style:style style:name="P7" style:family="paragraph">
      <style:paragraph-properties style:font-independent-line-spacing="true"/>
      <style:text-properties fo:font-size="18pt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font-weight="normal" style:font-weight-asian="normal" style:font-weight-complex="normal" fo:hyphenate="false"/>
    </style:style>
    <style:style style:name="T1" style:family="text">
      <style:text-properties fo:color="#000000" style:text-line-through-style="none" fo:font-family="'Calibri Ligh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'Liberation Mono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family-asian="'Times New Roman'" style:font-pitch-asian="fixed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8" style:family="text">
      <style:text-properties fo:color="#000000" style:text-line-through-style="none" fo:font-family="'Courier New'" style:font-family-generic="modern" fo:font-size="14pt" fo:letter-spacing="normal" fo:font-style="normal" style:text-underline-style="none" fo:font-weight="normal" style:font-family-asian="'Times New Roman'" style:font-pitch-asian="fixed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swiss" fo:font-size="14pt" fo:letter-spacing="normal" fo:font-style="normal" style:text-underline-style="none" fo:font-weight="normal" style:font-family-asian="Calibri" style:font-pitch-asian="fixed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11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family-asian="Calibri" style:font-pitch-asian="fixed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12" style:family="text">
      <style:text-properties fo:color="#000000" style:text-line-through-style="none" fo:font-family="'Helvetica Neu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fo:font-family="'Helvetica Neu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Helvetica Neue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77aa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9999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1.865cm" svg:height="2.013cm" svg:x="4.233cm" svg:y="3.118cm" presentation:class="title" presentation:user-transformed="true">
          <draw:text-box>
            <text:p text:style-name="P1"><text:span text:style-name="T1">Insert/update/delete </text:span></text:p>
          </draw:text-box>
        </draw:frame>
        <draw:frame draw:name="Подзаголовок 2" presentation:style-name="pr2" draw:text-style-name="P2" draw:layer="layout" svg:width="25.399cm" svg:height="8.98cm" svg:x="4.233cm" svg:y="5.624cm" presentation:class="subtitle" presentation:user-transformed="true">
          <draw:text-box>
            <text:p text:style-name="P1"><text:span text:style-name="T2">Update. Корректировка записей. Чаще применяется с использованием первичных ключей. </text:span></text:p>
            <text:p text:style-name="P1"><text:span text:style-name="T2">Может так же применяться для апргейта.</text:span></text:p>
            <text:p text:style-name="P1"><text:span text:style-name="T2">Чем update mysql – отличается от классического SQL</text:span></text:p>
            <text:p text:style-name="P1"><text:span text:style-name="T3">UPDATE departments SET dept_name = 'Otdel koder' where условие;</text:span></text:p>
            <text:p text:style-name="P1"><text:span text:style-name="T3">Обычно требуется вводить то условие, которое соответствует primary key. Это условие идентифицирует данные, которые корректируем. Но можно корректировать порцию данных.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ert" draw:style-name="dp1" draw:master-page-name="Обычный_20_1" presentation:presentation-page-layout-name="AL2T11">
        <draw:frame draw:name="Заголовок 1" presentation:style-name="pr4" draw:text-style-name="P2" draw:layer="layout" svg:width="29.209cm" svg:height="2cm" svg:x="2.391cm" svg:y="0.8cm" presentation:class="title" presentation:user-transformed="true">
          <draw:text-box>
            <text:p text:style-name="P1"><text:span text:style-name="T4">insert</text:span></text:p>
          </draw:text-box>
        </draw:frame>
        <draw:frame draw:name="Объект 2" presentation:style-name="pr5" draw:text-style-name="P2" draw:layer="layout" svg:width="29.861cm" svg:height="15.964cm" svg:x="1.939cm" svg:y="2.436cm" presentation:class="outline" presentation:user-transformed="true">
          <draw:text-box>
            <text:p text:style-name="P3"><text:span text:style-name="T5">INSERT INTO `lesson4`.`zakaz` </text:span></text:p>
            <text:p text:style-name="P3"><text:span text:style-name="T5">(`id_zakaz`, `status_zakaz`, `id_manager`) </text:span></text:p>
            <text:p text:style-name="P3"><text:span text:style-name="T5">VALUES ('5', '1', '1’); Либо перечисления(пример мы можем видеть в экспорте данных).____________</text:span></text:p>
            <text:p text:style-name="P3"><text:span text:style-name="T5">Если вставляют все столбцы Пример – из экспорта/импорта</text:span></text:p>
            <text:p text:style-name="P3"><text:span text:style-name="T5">INSERT INTO `_countries` VALUES (1,'Россия'),(2,'Украина'),(3,'Беларусь'),(4,'Казахстан’)</text:span><text:span text:style-name="T5"><text:line-break/></text:span><text:span text:style-name="T5">_____________________</text:span></text:p>
            <text:list text:style-name="L6">
              <text:list-item>
                <text:p text:style-name="P3"><text:span text:style-name="T6">INSERT INTO tbl_temp2 (fld_id)</text:span><text:span text:style-name="T6"><text:line-break/></text:span><text:span text:style-name="T6">  SELECT tbl_temp1.fld_order_id</text:span><text:span text:style-name="T6"><text:line-break/></text:span><text:span text:style-name="T6">  FROM tbl_temp1 WHERE tbl_temp1.fld_order_id &gt; 100;</text:span></text:p>
              </text:list-item>
              <text:list-item>
                <text:p text:style-name="P3"><text:span text:style-name="T5">Соответствие типов – вставка с помощью запрос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ить сотрудника с макс зар платой" draw:style-name="dp1" draw:master-page-name="Обычный_20_1" presentation:presentation-page-layout-name="AL2T11">
        <draw:frame draw:name="Заголовок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Удалить сотрудника с макс зар платой</text:span></text:p>
          </draw:text-box>
        </draw:frame>
        <draw:frame draw:name="Объект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3"><text:span text:style-name="T5">DELETE FROM employees</text:span></text:p>
              </text:list-item>
              <text:list-item>
                <text:p text:style-name="P3"><text:span text:style-name="T5">WHERE emp_no = </text:span></text:p>
              </text:list-item>
              <text:list-item>
                <text:p text:style-name="P3"><text:span text:style-name="T5">(SELECT emp_no FROM salaries where salary = </text:span></text:p>
              </text:list-item>
              <text:list-item>
                <text:p text:style-name="P3"><text:span text:style-name="T5">(select max(salary) from salaries sal </text:span></text:p>
              </text:list-item>
              <text:list-item>
                <text:p text:style-name="P3"><text:span text:style-name="T5"><text:s/></text:span><text:span text:style-name="T5"><text:tab/></text:span><text:span text:style-name="T5">where sal.to_date='9999-01-01') limit 1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lete " draw:style-name="dp1" draw:master-page-name="Обычный_20_1" presentation:presentation-page-layout-name="AL2T11">
        <draw:frame draw:name="Заголовок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Delete </text:span></text:p>
          </draw:text-box>
        </draw:frame>
        <draw:frame draw:name="Объект 2" presentation:style-name="pr7" draw:text-style-name="P2" draw:layer="layout" svg:width="29.209cm" svg:height="12.086cm" svg:x="2.328cm" svg:y="5.071cm" presentation:class="outline" presentation:user-transformed="true">
          <draw:text-box>
            <text:p text:style-name="P3"><text:span text:style-name="T5">DELETE <text:s/>FROM employees </text:span></text:p>
            <text:p text:style-name="P3"><text:span text:style-name="T5">WHERE emp_no = ( <text:s text:c="3"/>SELECT <text:s text:c="8"/>de.emp_no <text:s text:c="3"/>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FROM <text:s text:c="7"/>dept_emp <text:s/>AS de <text:s text:c="3"/></text:span></text:p>
            <text:p text:style-name="P3"><text:span text:style-name="T5"><text:s text:c="8"/></text:span><text:span text:style-name="T5">INNER JOIN <text:s text:c="7"/>salaries AS sal USING (emp_no) <text:s/></text:span></text:p>
            <text:p text:style-name="P3"><text:span text:style-name="T5"><text:s text:c="6"/></text:span><text:span text:style-name="T5">WHERE <text:s text:c="4"/>de.to_date = '9999-01-01' AND sal.to_date = '9999-01-01' <text:s text:c="4"/></text:span><text:span text:style-name="T5"><text:tab/></text:span><text:span text:style-name="T5">ORDER BY sal.salary DESC </text:span></text:p>
            <text:p text:style-name="P3"><text:span text:style-name="T5"><text:s text:c="2"/></text:span><text:span text:style-name="T5"><text:tab/></text:span><text:span text:style-name="T5"> </text:span><text:span text:style-name="T5">LIMIT 1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пользование переменных @a" draw:style-name="dp1" draw:master-page-name="Обычный_20_1" presentation:presentation-page-layout-name="AL2T11">
        <draw:frame draw:name="Заголовок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Использование переменных @a</text:span></text:p>
          </draw:text-box>
        </draw:frame>
        <draw:frame draw:name="Объект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3"><text:span text:style-name="T5">Переменные создаются для текущего сеанса работы.</text:span></text:p>
              </text:list-item>
              <text:list-item>
                <text:p text:style-name="P3"><text:span text:style-name="T5">Сессионность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w " draw:style-name="dp1" draw:master-page-name="Обычный_20_1" presentation:presentation-page-layout-name="AL2T11">
        <draw:frame draw:name="Заголовок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View </text:span></text:p>
          </draw:text-box>
        </draw:frame>
        <draw:frame draw:name="Объект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3"><text:span text:style-name="T5">Пример по модели Countries_and_town – Структура</text:span></text:p>
              </text:list-item>
              <text:list-item>
                <text:p text:style-name="P3"><text:span text:style-name="T5">У представления есть владелец. Который может менять vie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Функции и процедуры&#10;" draw:style-name="dp1" draw:master-page-name="Обычный_20_1" presentation:presentation-page-layout-name="AL2T11">
        <draw:frame draw:name="Заголовок 1" presentation:style-name="pr8" draw:text-style-name="P2" draw:layer="layout" svg:width="29.209cm" svg:height="1.563cm" svg:x="2.795cm" svg:y="1cm" presentation:class="title" presentation:user-transformed="true">
          <draw:text-box>
            <text:p text:style-name="P1"><text:span text:style-name="T4">Функции и процедуры</text:span><text:span text:style-name="T4"><text:line-break/></text:span><text:span text:style-name="T4"/></text:p>
          </draw:text-box>
        </draw:frame>
        <draw:frame draw:name="Объект 2" presentation:style-name="pr5" draw:text-style-name="P2" draw:layer="layout" svg:width="29.209cm" svg:height="14.593cm" svg:x="2.328cm" svg:y="2.564cm" presentation:class="outline" presentation:user-transformed="true">
          <draw:text-box>
            <text:list text:style-name="L6">
              <text:list-item>
                <text:p text:style-name="P3"><text:span text:style-name="T7">Процедура не возвращает значения. Вместо этого он вызывается с помощью оператора CALL для выполнения такой операции, как изменение таблицы или обработка полученных записей.</text:span></text:p>
              </text:list-item>
              <text:list-item>
                <text:p text:style-name="P3"><text:span text:style-name="T7">функция вызывается внутри выражения и возвращает одно значение непосредственно вызывающей стороне, которое будет использоваться в выражении. То есть функция используется в выражениях так же, как константа, встроенная функция или ссылка на столбец таблицы.</text:span></text:p>
              </text:list-item>
              <text:list-item>
                <text:p text:style-name="P4"><text:span text:style-name="T8">proc_parameter:</text:span></text:p>
              </text:list-item>
              <text:list-item>
                <text:p text:style-name="P4"><text:span text:style-name="T8">   </text:span><text:span text:style-name="T8">[ IN | OUT | IN OUT ] param_name type Вызов параметров</text:span></text:p>
              </text:list-item>
              <text:list-item>
                <text:p text:style-name="P4"><text:span text:style-name="T7">Параметры процедуры могут быть определены как только для ввода, только для вывода или как для ввода, так и для вывода. Это означает, что процедура может передавать значения обратно вызывающей стороне с помощью выходных параметров. К этим значениям можно получить доступ в операторах, следующих за оператором CALL.</text:span></text:p>
              </text:list-item>
              <text:list-item>
                <text:p text:style-name="P4"><text:span text:style-name="T7">С другой стороны, функции имеют только входные параметры. В результате, хотя и процедуры, и функции могут иметь параметры, синтаксис объявления параметров процедуры отличается от синтаксиса для функций.</text:span></text:p>
              </text:list-item>
            </text:list>
            <text:p text:style-name="P4"><text:span text:style-name="T9"/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2T11">
        <draw:frame draw:name="Объект 2" presentation:style-name="pr7" draw:text-style-name="P2" draw:layer="layout" svg:width="29.209cm" svg:height="16.12cm" svg:x="2.328cm" svg:y="1.037cm" presentation:class="outline" presentation:user-transformed="true">
          <draw:text-box>
            <text:list text:style-name="L6">
              <text:list-item>
                <text:p text:style-name="P3"><text:span text:style-name="T7">Функции возвращают значение, поэтому в определении функции должно быть предложение RETURNS, указывающее тип данных возвращаемого значения. Кроме того, в теле функции должен быть хотя бы один оператор RETURN, чтобы вернуть значение вызывающей стороне.</text:span></text:p>
              </text:list-item>
              <text:list-item>
                <text:p text:style-name="P3"><text:span text:style-name="T11">Вернуть переменную из процедуры мы можем в программу – только используя переменные.</text:span></text:p>
              </text:list-item>
            </text:list>
            <text:p text:style-name="P3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исание характеристик функций" draw:style-name="dp1" draw:master-page-name="Обычный_20_1" presentation:presentation-page-layout-name="AL2T11">
        <draw:frame draw:name="Заголовок 1" presentation:style-name="pr8" draw:text-style-name="P2" draw:layer="layout" svg:width="29.209cm" svg:height="1.838cm" svg:x="2.328cm" svg:y="1.014cm" presentation:class="title" presentation:user-transformed="true">
          <draw:text-box>
            <text:p text:style-name="P1"><text:span text:style-name="T4">Описание характеристик функций</text:span></text:p>
          </draw:text-box>
        </draw:frame>
        <draw:frame draw:name="Объект 2" presentation:style-name="pr5" draw:text-style-name="P7" draw:layer="layout" svg:width="30.809cm" svg:height="14.304cm" svg:x="1.8cm" svg:y="2.852cm" presentation:class="outline" presentation:user-transformed="true">
          <draw:text-box>
            <text:list text:style-name="L6">
              <text:list-item>
                <text:p text:style-name="P6"><text:span text:style-name="T12">COMMENT</text:span></text:p>
              </text:list-item>
              <text:list-item>
                <text:p text:style-name="P6"><text:span text:style-name="T13">Характеристика COMMENT — это расширение MySQL. Она используется для описания хранимой подпрограммы, и данная информация отображается с помощью оператора SHOW CREATE PROCEDURE.</text:span></text:p>
              </text:list-item>
              <text:list-item>
                <text:p text:style-name="P6"><text:span text:style-name="T13">LANGUAGE</text:span></text:p>
              </text:list-item>
              <text:list-item>
                <text:p text:style-name="P6"><text:span text:style-name="T13">Характеристика LANGUAGE указывает на то, что тело процедуры написано на SQL.</text:span></text:p>
              </text:list-item>
              <text:list-item>
                <text:p text:style-name="P6"><text:span text:style-name="T13">NOT DETERMINISTIC</text:span></text:p>
              </text:list-item>
              <text:list-item>
                <text:p text:style-name="P6"><text:span text:style-name="T13">Это информационная характеристика. Процедура считается «</text:span><text:span text:style-name="T14">детерминированной</text:span><text:span text:style-name="T13">«, если она всегда дает тот же результат для одних и тех же входных параметров, иначе она является «</text:span><text:span text:style-name="T14">не детерминированной</text:span><text:span text:style-name="T13">«.</text:span></text:p>
              </text:list-item>
              <text:list-item>
                <text:p text:style-name="P6"><text:span text:style-name="T13">CONTAINS SQL | NO SQL | READS SQL DATA | MODIFIES SQL DATA</text:span></text:p>
              </text:list-item>
              <text:list-item>
                <text:p text:style-name="P6"><text:span text:style-name="T13">CONTAINS SQL означает, что в хранимой процедуре MySQL нет никаких заявлений, которые считывают или записывают данные. Например, заявления SET @x = 1 или DO RELEASE_LOCK(‘abc’), они выполняются, но не считывают и не записывают данные. Это значение по умолчанию, если не указано другое</text:span><text:span text:style-name="T12"> </text:span><text:span text:style-name="T13">значение характеристики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2">
        <draw:custom-shape draw:name="TextBox 4" draw:style-name="gr2" draw:text-style-name="P7" draw:layer="layout" svg:width="29.789cm" svg:height="10.157cm" svg:x="2.352cm" svg:y="0.941cm">
          <text:p text:style-name="P8"><text:span text:style-name="T13">NO SQL означает, что процедура не содержит операторов SQL.</text:span></text:p>
          <text:p text:style-name="P8"><text:span text:style-name="T13">READS SQL DATA — процедура содержит операторы, которые считывают данные (</text:span><text:span text:style-name="T14">например, SELECT</text:span><text:span text:style-name="T13">), но не содержит операторов, которые записывают данные.</text:span></text:p>
          <text:p text:style-name="P8"><text:span text:style-name="T13">MODIFIES SQL DATA-означает, что подпрограмма содержит операторы, которые могут записывать данные (</text:span><text:span text:style-name="T14">например, INSERT или DELETE</text:span><text:span text:style-name="T13">).</text:span></text:p>
          <text:p text:style-name="P8"><text:span text:style-name="T13">SQL SECURITY {DEFINER | INVOKER}</text:span></text:p>
          <text:p text:style-name="P8"><text:span text:style-name="T13">Значение SQL SECURITY может быть определено либо как SQL SECURITY DEFINER, либо как SQL SECURITY INVOKER. Оно указывает, выполняется ли подпрограмма с использованием привилегий аккаунта, указанного в условии DEFINER, или аккаунта пользователя, который осуществляют MySQL вызов хранимой процедуры. Этот аккаунт должен иметь разрешение на доступ к базе данных, с которой связана подпрограмма. Значение по умолчанию DEFINER. Пользователь, который запускает процедуру, должен иметь привилегию EXECUTE, если процедура выполняется в контексте безопасности DEFINE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4-26">26.4.21</text:date></text:span></text:p>
        </draw:text-box>
      </draw:frame>
      <draw:frame draw:name="Нижний колонтитул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Для правки текста заголовка щелкните мышьюОбразец заголовка</text:span></text:p>
        </draw:text-box>
      </draw:frame>
      <draw:frame draw:name="Объект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Для правки структуры щелкните мышью</text:span></text:p>
              <text:list>
                <text:list-item>
                  <text:p text:style-name="MP9"><text:span text:style-name="MT4">Второй уровень структуры</text:span></text:p>
                  <text:list>
                    <text:list-item>
                      <text:p text:style-name="MP9"><text:span text:style-name="MT4">Третий уровень структуры</text:span></text:p>
                      <text:list>
                        <text:list-item>
                          <text:p text:style-name="MP9"><text:span text:style-name="MT4">Четвёртый уровень структуры</text:span></text:p>
                          <text:list>
                            <text:list-item>
                              <text:p text:style-name="MP9"><text:span text:style-name="MT4">Пятый уровень структуры</text:span></text:p>
                              <text:list>
                                <text:list-item>
                                  <text:p text:style-name="MP9"><text:span text:style-name="MT4">Шестой уровень структуры</text:span></text:p>
                                  <text:list>
                                    <text:list-item>
                                      <text:p text:style-name="MP9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4-26">26.4.21</text:date></text:span></text:p>
        </draw:text-box>
      </draw:frame>
      <draw:frame draw:name="Нижний колонтитул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frame draw:name="Дата 1" presentation:style-name="Mpr10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4-26">26.4.21</text:date></text:span></text:p>
        </draw:text-box>
      </draw:frame>
      <draw:frame draw:name="Нижний колонтитул 2" presentation:style-name="Mpr10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_20_2-title" draw:layer="backgroundobjects" svg:width="30.479cm" svg:height="3.18cm" svg:x="1.693cm" svg:y="0.76cm" presentation:class="title" presentation:placeholder="true">
        <draw:text-box/>
      </draw:frame>
      <draw:frame presentation:style-name="Обычный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2-title" draw:layer="backgroundobjects" svg:width="19.798cm" svg:height="11.136cm" svg:x="0.6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4-26T19:36:00.50</dc:date>
    <dc:creator>Елена Чумачкина</dc:creator>
    <meta:document-statistic meta:object-count="81"/>
    <meta:generator>OpenOffice/4.1.2$Win32 OpenOffice.org_project/412m3$Build-9782</meta:generator>
  </office:meta>
</office:document-meta>
</file>